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in" fo:margin-bottom="0in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Requirement Document</text:h>
      <text:h text:style-name="Heading_20_2" text:outline-level="2">Personal Task Manager Web Application</text:h>
      <text:h text:style-name="Heading_20_3" text:outline-level="3">1. Project Overview</text:h>
      <text:p text:style-name="Text_20_body"><text:span text:style-name="Strong_20_Emphasis">Project Name:</text:span> TaskFlow - Personal Task Manager<text:line-break/><text:span text:style-name="Strong_20_Emphasis">Project Type:</text:span> Single-page web application<text:line-break/><text:span text:style-name="Strong_20_Emphasis">Target Users:</text:span> Individual users who need to organize daily tasks<text:line-break/><text:span text:style-name="Strong_20_Emphasis">Duration:</text:span> Single development session</text:p>
      <text:h text:style-name="Heading_20_3" text:outline-level="3">2. Purpose &amp; Goals</text:h>
      <text:p text:style-name="Text_20_body">Create a simple but effective task management tool that helps users:</text:p>
      <text:list text:style-name="L1">
        <text:list-item>
          <text:p text:style-name="P3">Track daily tasks and their completion status </text:p>
        </text:list-item>
        <text:list-item>
          <text:p text:style-name="P3">Organize tasks by priority levels </text:p>
        </text:list-item>
        <text:list-item>
          <text:p text:style-name="P3">Filter and search through tasks </text:p>
        </text:list-item>
        <text:list-item>
          <text:p text:style-name="P2">Maintain productivity through a clean, intuitive interface </text:p>
        </text:list-item>
      </text:list>
      <text:h text:style-name="Heading_20_3" text:outline-level="3">3. Core Features &amp; Functionality</text:h>
      <text:h text:style-name="Heading_20_4" text:outline-level="4">3.1 Task Management</text:h>
      <text:list text:style-name="L2">
        <text:list-item>
          <text:p text:style-name="P5"><text:span text:style-name="Strong_20_Emphasis">Add Tasks:</text:span> Users can create new tasks with title and description </text:p>
        </text:list-item>
        <text:list-item>
          <text:p text:style-name="P5"><text:span text:style-name="Strong_20_Emphasis">Edit Tasks:</text:span> Modify existing task details </text:p>
        </text:list-item>
        <text:list-item>
          <text:p text:style-name="P5"><text:span text:style-name="Strong_20_Emphasis">Delete Tasks:</text:span> Remove completed or unwanted tasks </text:p>
        </text:list-item>
        <text:list-item>
          <text:p text:style-name="P4"><text:span text:style-name="Strong_20_Emphasis">Mark Complete:</text:span> Toggle task completion status with visual feedback </text:p>
        </text:list-item>
      </text:list>
      <text:h text:style-name="Heading_20_4" text:outline-level="4">3.2 Task Organization</text:h>
      <text:list text:style-name="L3">
        <text:list-item>
          <text:p text:style-name="P7"><text:span text:style-name="Strong_20_Emphasis">Priority Levels:</text:span> High, Medium, Low priority assignment </text:p>
        </text:list-item>
        <text:list-item>
          <text:p text:style-name="P7"><text:span text:style-name="Strong_20_Emphasis">Categories:</text:span> Work, Personal, Shopping, Health (predefined categories) </text:p>
        </text:list-item>
        <text:list-item>
          <text:p text:style-name="P6"><text:span text:style-name="Strong_20_Emphasis">Due Dates:</text:span> Optional date assignment for tasks </text:p>
        </text:list-item>
      </text:list>
      <text:h text:style-name="Heading_20_4" text:outline-level="4">3.3 Filtering &amp; Search</text:h>
      <text:list text:style-name="L4">
        <text:list-item>
          <text:p text:style-name="P9"><text:span text:style-name="Strong_20_Emphasis">Filter by Status:</text:span> Show all, completed, or pending tasks </text:p>
        </text:list-item>
        <text:list-item>
          <text:p text:style-name="P9"><text:span text:style-name="Strong_20_Emphasis">Filter by Priority:</text:span> Show tasks of specific priority levels </text:p>
        </text:list-item>
        <text:list-item>
          <text:p text:style-name="P9"><text:span text:style-name="Strong_20_Emphasis">Filter by Category:</text:span> Display tasks from specific categories </text:p>
        </text:list-item>
        <text:list-item>
          <text:p text:style-name="P8"><text:span text:style-name="Strong_20_Emphasis">Search Functionality:</text:span> Search tasks by title or description </text:p>
        </text:list-item>
      </text:list>
      <text:h text:style-name="Heading_20_4" text:outline-level="4">3.4 User Interface Features</text:h>
      <text:list text:style-name="L5">
        <text:list-item>
          <text:p text:style-name="P11"><text:span text:style-name="Strong_20_Emphasis">Task Counter:</text:span> Display total tasks and completed tasks </text:p>
        </text:list-item>
        <text:list-item>
          <text:p text:style-name="P11"><text:span text:style-name="Strong_20_Emphasis">Progress Bar:</text:span> Visual representation of completion percentage </text:p>
        </text:list-item>
        <text:list-item>
          <text:p text:style-name="P11"><text:span text:style-name="Strong_20_Emphasis">Responsive Design:</text:span> Works on desktop and mobile devices </text:p>
        </text:list-item>
        <text:list-item>
          <text:p text:style-name="P10"><text:soft-page-break/><text:span text:style-name="Strong_20_Emphasis">Dark/Light Mode:</text:span> Theme toggle option </text:p>
        </text:list-item>
      </text:list>
      <text:h text:style-name="Heading_20_3" text:outline-level="3">4. Technical Specifications</text:h>
      <text:h text:style-name="Heading_20_4" text:outline-level="4">4.1 Technology Stack</text:h>
      <text:list text:style-name="L6">
        <text:list-item>
          <text:p text:style-name="P13"><text:span text:style-name="Strong_20_Emphasis">Frontend:</text:span> React with hooks (useState, useEffect) </text:p>
        </text:list-item>
        <text:list-item>
          <text:p text:style-name="P13"><text:span text:style-name="Strong_20_Emphasis">Styling:</text:span> Tailwind CSS utility classes </text:p>
        </text:list-item>
        <text:list-item>
          <text:p text:style-name="P13"><text:span text:style-name="Strong_20_Emphasis">Icons:</text:span> Lucide React icon library </text:p>
        </text:list-item>
        <text:list-item>
          <text:p text:style-name="P13"><text:span text:style-name="Strong_20_Emphasis">Data Storage:</text:span> In-memory state (no localStorage required) </text:p>
        </text:list-item>
        <text:list-item>
          <text:p text:style-name="P12"><text:span text:style-name="Strong_20_Emphasis">Deployment:</text:span> Single HTML artifact with embedded React </text:p>
        </text:list-item>
      </text:list>
      <text:h text:style-name="Heading_20_4" text:outline-level="4">4.2 Data Structure</text:h>
      <text:p text:style-name="Preformatted_20_Text"><text:span text:style-name="Source_20_Text">Task Object:</text:span></text:p>
      <text:p text:style-name="Preformatted_20_Text"><text:span text:style-name="Source_20_Text">{</text:span></text:p>
      <text:p text:style-name="Preformatted_20_Text"><text:span text:style-name="Source_20_Text"><text:s text:c="2"/>id: unique identifier,</text:span></text:p>
      <text:p text:style-name="Preformatted_20_Text"><text:span text:style-name="Source_20_Text"><text:s text:c="2"/>title: string,</text:span></text:p>
      <text:p text:style-name="Preformatted_20_Text"><text:span text:style-name="Source_20_Text"><text:s text:c="2"/>description: string,</text:span></text:p>
      <text:p text:style-name="Preformatted_20_Text"><text:span text:style-name="Source_20_Text"><text:s text:c="2"/>priority: 'high' | 'medium' | 'low',</text:span></text:p>
      <text:p text:style-name="Preformatted_20_Text"><text:span text:style-name="Source_20_Text"><text:s text:c="2"/>category: 'work' | 'personal' | 'shopping' | 'health',</text:span></text:p>
      <text:p text:style-name="Preformatted_20_Text"><text:span text:style-name="Source_20_Text"><text:s text:c="2"/>completed: boolean,</text:span></text:p>
      <text:p text:style-name="Preformatted_20_Text"><text:span text:style-name="Source_20_Text"><text:s text:c="2"/>dueDate: Date | null,</text:span></text:p>
      <text:p text:style-name="Preformatted_20_Text"><text:span text:style-name="Source_20_Text"><text:s text:c="2"/>createdAt: Date</text:span></text:p>
      <text:p text:style-name="P1"><text:span text:style-name="Source_20_Text">}</text:span></text:p>
      <text:h text:style-name="Heading_20_3" text:outline-level="3">5. User Interface Requirements</text:h>
      <text:h text:style-name="Heading_20_4" text:outline-level="4">5.1 Layout Structure</text:h>
      <text:list text:style-name="L7">
        <text:list-item>
          <text:p text:style-name="P15"><text:span text:style-name="Strong_20_Emphasis">Header:</text:span> App title, task counters, theme toggle </text:p>
        </text:list-item>
        <text:list-item>
          <text:p text:style-name="P15"><text:span text:style-name="Strong_20_Emphasis">Add Task Form:</text:span> Input fields for creating new tasks </text:p>
        </text:list-item>
        <text:list-item>
          <text:p text:style-name="P15"><text:span text:style-name="Strong_20_Emphasis">Filter Controls:</text:span> Buttons/dropdowns for filtering options </text:p>
        </text:list-item>
        <text:list-item>
          <text:p text:style-name="P15"><text:span text:style-name="Strong_20_Emphasis">Task List:</text:span> Scrollable list of task cards </text:p>
        </text:list-item>
        <text:list-item>
          <text:p text:style-name="P14"><text:span text:style-name="Strong_20_Emphasis">Footer:</text:span> Optional app info or stats </text:p>
        </text:list-item>
      </text:list>
      <text:h text:style-name="Heading_20_4" text:outline-level="4">5.2 Visual Design</text:h>
      <text:list text:style-name="L8">
        <text:list-item>
          <text:p text:style-name="P17"><text:span text:style-name="Strong_20_Emphasis">Color Scheme:</text:span> Modern, clean design with good contrast </text:p>
        </text:list-item>
        <text:list-item>
          <text:p text:style-name="P17"><text:span text:style-name="Strong_20_Emphasis">Typography:</text:span> Clear, readable fonts with appropriate sizing </text:p>
        </text:list-item>
        <text:list-item>
          <text:p text:style-name="P17"><text:span text:style-name="Strong_20_Emphasis">Spacing:</text:span> Adequate whitespace for comfortable viewing </text:p>
        </text:list-item>
        <text:list-item>
          <text:p text:style-name="P17"><text:span text:style-name="Strong_20_Emphasis">Interactive Elements:</text:span> Clear hover states and click feedback </text:p>
        </text:list-item>
        <text:list-item>
          <text:p text:style-name="P16"><text:span text:style-name="Strong_20_Emphasis">Animations:</text:span> Subtle transitions for better user experience </text:p>
        </text:list-item>
      </text:list>
      <text:h text:style-name="Heading_20_4" text:outline-level="4">5.3 Task Card Design</text:h>
      <text:p text:style-name="Text_20_body">Each task should display:</text:p>
      <text:list text:style-name="L9">
        <text:list-item>
          <text:p text:style-name="P19">Task title and description </text:p>
        </text:list-item>
        <text:list-item>
          <text:p text:style-name="P19">Priority indicator (color-coded) </text:p>
        </text:list-item>
        <text:list-item>
          <text:p text:style-name="P19">Category badge </text:p>
        </text:list-item>
        <text:list-item>
          <text:p text:style-name="P19"><text:soft-page-break/>Due date (if set) </text:p>
        </text:list-item>
        <text:list-item>
          <text:p text:style-name="P19">Completion checkbox </text:p>
        </text:list-item>
        <text:list-item>
          <text:p text:style-name="P18">Edit/Delete buttons </text:p>
        </text:list-item>
      </text:list>
      <text:h text:style-name="Heading_20_3" text:outline-level="3">6. User Experience Requirements</text:h>
      <text:h text:style-name="Heading_20_4" text:outline-level="4">6.1 Usability</text:h>
      <text:list text:style-name="L10">
        <text:list-item>
          <text:p text:style-name="P21"><text:span text:style-name="Strong_20_Emphasis">Intuitive Navigation:</text:span> Self-explanatory interface </text:p>
        </text:list-item>
        <text:list-item>
          <text:p text:style-name="P21"><text:span text:style-name="Strong_20_Emphasis">Quick Actions:</text:span> Easy task creation and completion </text:p>
        </text:list-item>
        <text:list-item>
          <text:p text:style-name="P21"><text:span text:style-name="Strong_20_Emphasis">Visual Feedback:</text:span> Clear indication of actions and states </text:p>
        </text:list-item>
        <text:list-item>
          <text:p text:style-name="P20"><text:span text:style-name="Strong_20_Emphasis">Error Prevention:</text:span> Validation for required fields </text:p>
        </text:list-item>
      </text:list>
      <text:h text:style-name="Heading_20_4" text:outline-level="4">6.2 Performance</text:h>
      <text:list text:style-name="L11">
        <text:list-item>
          <text:p text:style-name="P23"><text:span text:style-name="Strong_20_Emphasis">Fast Loading:</text:span> Instant app initialization </text:p>
        </text:list-item>
        <text:list-item>
          <text:p text:style-name="P23"><text:span text:style-name="Strong_20_Emphasis">Smooth Interactions:</text:span> No lag in task operations </text:p>
        </text:list-item>
        <text:list-item>
          <text:p text:style-name="P22"><text:span text:style-name="Strong_20_Emphasis">Efficient Filtering:</text:span> Quick response to filter changes </text:p>
        </text:list-item>
      </text:list>
      <text:h text:style-name="Heading_20_3" text:outline-level="3">7. User Stories</text:h>
      <text:h text:style-name="Heading_20_4" text:outline-level="4">Primary User Stories:</text:h>
      <text:list text:style-name="L12">
        <text:list-item>
          <text:p text:style-name="P25">"As a user, I want to quickly add a new task so I can capture my thoughts immediately" </text:p>
        </text:list-item>
        <text:list-item>
          <text:p text:style-name="P25">"As a user, I want to mark tasks as complete so I can track my progress" </text:p>
        </text:list-item>
        <text:list-item>
          <text:p text:style-name="P25">"As a user, I want to see only high-priority tasks so I can focus on important work" </text:p>
        </text:list-item>
        <text:list-item>
          <text:p text:style-name="P25">"As a user, I want to search for specific tasks so I can find them quickly" </text:p>
        </text:list-item>
        <text:list-item>
          <text:p text:style-name="P24">"As a user, I want to see my completion progress so I feel motivated" </text:p>
        </text:list-item>
      </text:list>
      <text:h text:style-name="Heading_20_4" text:outline-level="4">Secondary User Stories:</text:h>
      <text:list text:style-name="L13">
        <text:list-item>
          <text:p text:style-name="P27">"As a user, I want to edit task details so I can update information as needed" </text:p>
        </text:list-item>
        <text:list-item>
          <text:p text:style-name="P27">"As a user, I want to organize tasks by category so I can separate work and personal items" </text:p>
        </text:list-item>
        <text:list-item>
          <text:p text:style-name="P26">"As a user, I want to use the app on my phone so I can manage tasks anywhere" </text:p>
        </text:list-item>
      </text:list>
      <text:h text:style-name="Heading_20_3" text:outline-level="3">8. Acceptance Criteria</text:h>
      <text:h text:style-name="Heading_20_4" text:outline-level="4">Must Have:</text:h>
      <text:list text:style-name="L14">
        <text:list-item>
          <text:p text:style-name="P29">✅ Add, edit, delete, and complete tasks </text:p>
        </text:list-item>
        <text:list-item>
          <text:p text:style-name="P29">✅ Priority levels with visual indicators </text:p>
        </text:list-item>
        <text:list-item>
          <text:p text:style-name="P29">✅ Basic filtering (all, completed, pending) </text:p>
        </text:list-item>
        <text:list-item>
          <text:p text:style-name="P29">✅ Task counter and progress indication </text:p>
        </text:list-item>
        <text:list-item>
          <text:p text:style-name="P29">✅ Responsive design for mobile and desktop </text:p>
        </text:list-item>
        <text:list-item>
          <text:p text:style-name="P28">✅ Clean, modern UI with good usability </text:p>
        </text:list-item>
      </text:list>
      <text:h text:style-name="Heading_20_4" text:outline-level="4">Should Have:</text:h>
      <text:list text:style-name="L15">
        <text:list-item>
          <text:p text:style-name="P31">✅ Categories for task organization </text:p>
        </text:list-item>
        <text:list-item>
          <text:p text:style-name="P31"><text:soft-page-break/>✅ Search functionality </text:p>
        </text:list-item>
        <text:list-item>
          <text:p text:style-name="P31">✅ Due date assignment </text:p>
        </text:list-item>
        <text:list-item>
          <text:p text:style-name="P30">✅ Theme toggle (dark/light mode) </text:p>
        </text:list-item>
      </text:list>
      <text:h text:style-name="Heading_20_4" text:outline-level="4">Could Have:</text:h>
      <text:list text:style-name="L16">
        <text:list-item>
          <text:p text:style-name="P33">✅ Sort by different criteria </text:p>
        </text:list-item>
        <text:list-item>
          <text:p text:style-name="P33">✅ Task statistics </text:p>
        </text:list-item>
        <text:list-item>
          <text:p text:style-name="P32">✅ Keyboard shortcuts for power users </text:p>
        </text:list-item>
      </text:list>
      <text:h text:style-name="Heading_20_3" text:outline-level="3">9. Constraints &amp; Assumptions</text:h>
      <text:h text:style-name="Heading_20_4" text:outline-level="4">Technical Constraints:</text:h>
      <text:list text:style-name="L17">
        <text:list-item>
          <text:p text:style-name="P35">No backend database - all data stored in component state </text:p>
        </text:list-item>
        <text:list-item>
          <text:p text:style-name="P35">No user authentication required </text:p>
        </text:list-item>
        <text:list-item>
          <text:p text:style-name="P35">Must work in modern web browsers </text:p>
        </text:list-item>
        <text:list-item>
          <text:p text:style-name="P34">Single-session persistence (data resets on refresh) </text:p>
        </text:list-item>
      </text:list>
      <text:h text:style-name="Heading_20_4" text:outline-level="4">Design Constraints:</text:h>
      <text:list text:style-name="L18">
        <text:list-item>
          <text:p text:style-name="P37">Use only Tailwind CSS utility classes </text:p>
        </text:list-item>
        <text:list-item>
          <text:p text:style-name="P37">Use Lucide React for icons </text:p>
        </text:list-item>
        <text:list-item>
          <text:p text:style-name="P36">Mobile-first responsive design approach </text:p>
        </text:list-item>
      </text:list>
      <text:h text:style-name="Heading_20_3" text:outline-level="3">10. Example Scenarios</text:h>
      <text:h text:style-name="Heading_20_4" text:outline-level="4">Scenario 1: Daily Planning</text:h>
      <text:p text:style-name="Text_20_body">User opens app in morning, adds 5 tasks with different priorities, sets due dates for urgent items, then filters to see only today's high-priority tasks.</text:p>
      <text:h text:style-name="Heading_20_4" text:outline-level="4">Scenario 2: Task Completion</text:h>
      <text:p text:style-name="Text_20_body">Throughout the day, user marks tasks as complete, sees progress bar update, and feels motivated by visual progress indication.</text:p>
      <text:h text:style-name="Heading_20_4" text:outline-level="4">Scenario 3: Quick Search</text:h>
      <text:p text:style-name="Text_20_body">User needs to find a specific task from last week, uses search function to locate it by partial title match.</text:p>
      <text:p text:style-name="Horizontal_20_Line"/>
      <text:p text:style-name="Text_20_body"><text:span text:style-name="Strong_20_Emphasis">Note:</text:span> This document provides sufficient detail for creating a functional task management web application. The developer should implement all core features while maintaining clean code structure and user-friendly desig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3T22:15:26.504000000</meta:creation-date>
    <dc:date>2025-07-23T22:15:43.662000000</dc:date>
    <meta:editing-duration>PT18S</meta:editing-duration>
    <meta:editing-cycles>1</meta:editing-cycles>
    <meta:document-statistic meta:table-count="0" meta:image-count="0" meta:object-count="0" meta:page-count="4" meta:paragraph-count="126" meta:word-count="894" meta:character-count="5503" meta:non-whitespace-character-count="4719"/>
    <meta:generator>LibreOffice/7.6.2.1$Windows_X86_64 LibreOffice_project/56f7684011345957bbf33a7ee678afaf4d2ba333</meta:generator>
  </office:meta>
</office:document-meta>
</file>